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2_8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text:tab/></text:p>
      <text:p text:style-name="P2">Author of letter<text:tab/><text:tab/><text:tab/><text:tab/>Edward H. Weil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0 September 1863</text:p>
      <text:p text:style-name="P2">Month<text:tab/><text:tab/><text:tab/><text:tab/><text:tab/><text:tab/>September</text:p>
      <text:p text:style-name="P2">Year<text:tab/><text:tab/><text:tab/><text:tab/><text:tab/><text:tab/>1863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ennsylvania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A photocopy is also available in Box 19, FF 2.</text:p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4">Philadelphia,/</text:p>
      <text:p text:style-name="P4"><text:span text:style-name="T1">September, 10</text:span><text:span text:style-name="T2">th</text:span><text:span text:style-name="T1"> 1863./</text:span></text:p>
      <text:p text:style-name="P2">Dear sir:/</text:p>
      <text:p text:style-name="P2"><text:span text:style-name="T1"><text:tab/>At a stated meeting of the/ “Kaal Kadosh Mickve Israel,”/ held on the 6</text:span><text:span text:style-name="T2">th</text:span><text:span text:style-name="T1"> instant, you/ were unanimously re-elected/ Hazan and Lecturer of the/ Congregation for five years from/ the expiration of your present/ term, at a salary of Two/ Thousand Dollars per annum./</text:span></text:p>
      <text:p text:style-name="P2"><text:tab/><text:tab/>I am, dear sir,/</text:p>
      <text:p text:style-name="P2"><text:tab/><text:tab/>very respy. And truly yours,/ </text:p>
      <text:p text:style-name="P2"><text:tab/><text:tab/>Edward H. Weil,/</text:p>
      <text:p text:style-name="P2"><text:tab/><text:tab/>secretary of the/</text:p>
      <text:p text:style-name="P2">Revd. S. Morais.<text:tab/>“K. K. Micke Israel.”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8T11:34:40</meta:creation-date>
    <dc:date>2012-03-15T12:25:47.70</dc:date>
    <dc:language>en-US</dc:language>
    <meta:editing-cycles>4</meta:editing-cycles>
    <meta:editing-duration>PT00H01M11S</meta:editing-duration>
    <dc:creator>Penn Libraries</dc:creator>
    <meta:document-statistic meta:table-count="0" meta:image-count="0" meta:object-count="0" meta:page-count="2" meta:paragraph-count="70" meta:word-count="255" meta:character-count="1770"/>
    <meta:user-defined meta:name="Info 1"/>
    <meta:user-defined meta:name="Info 2"/>
    <meta:user-defined meta:name="Info 3"/>
    <meta:user-defined meta:name="Info 4"/>
  </office:meta>
</office:document-meta>
</file>